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style="italic" style:font-style-asian="italic" style:font-style-complex="italic"/>
    </style:style>
    <style:style style:name="P15" style:parent-style-name="Standard" style:family="paragraph">
      <style:paragraph-properties fo:text-align="start"/>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paragraph-properties fo:text-align="center"/>
    </style:style>
    <style:style style:family="graphic" style:name="a6">
      <style:graphic-properties style:vertical-pos="middle"/>
    </style:style>
    <style:style style:family="graphic" style:name="a0">
      <style:graphic-properties style:vertical-pos="middle"/>
    </style:style>
    <style:style style:family="graphic" style:name="a7">
      <style:graphic-properties style:vertical-pos="middle"/>
    </style:style>
    <style:style style:family="graphic" style:name="a1">
      <style:graphic-properties style:vertical-pos="middle"/>
    </style:style>
    <style:style style:family="graphic" style:name="a8">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
      <text:p text:style-name="P2">Name ________________________</text:p>
      <text:p text:style-name="Standard"><text:span text:style-name="T3"><text:tab/></text:span><text:span text:style-name="T4"><text:tab/></text:span><text:span text:style-name="T5"><text:tab/></text:span><text:span text:style-name="T6"><text:tab/></text:span><text:span text:style-name="T7"><text:tab/></text:span><text:span text:style-name="T8"><text:s text:c="6"/>PHY2048C, Quiz 5</text:span></text:p>
      <text:p text:style-name="Standard"/>
      <text:p text:style-name="P9">A- Read all the quiz once, or twice, before beginning to write. Make sure to comprehend all questions and start with those you feel most confident in.</text:p>
      <text:p text:style-name="P10">B – Be clear and concise. There are no extra points for being verbose or writing extra.</text:p>
      <text:p text:style-name="P11">C –Only use the white pages that I will provide. You have<text:s/>60 minutes to answer the quiz.</text:p>
      <text:p text:style-name="P12">---------------------------------------------------------------------------------------------------------------------------</text:p>
      <text:p text:style-name="Standard"/>
      <text:p text:style-name="Standard"><text:span text:style-name="T13">Problem 1<text:s/></text:span>(Halliday, Resnik, Walker)</text:p>
      <text:p text:style-name="Standard"/>
      <text:p text:style-name="Standard">A spring in a viscous fluid functions as a damped oscillator. In fact, this is how car suspension works. Consider a spring with spring constant<text:span text:style-name="T14"><text:s/>k<text:s/></text:span>and a fluid with drag<text:s/><draw:frame draw:style-name="a0" text:anchor-type="as-char" svg:x="0in" svg:y="0in" svg:width="0.10417in" svg:height="0.19792in" style:rel-width="scale" style:rel-height="scale"><draw:object xlink:href="Object 1/" xlink:type="simple" xlink:show="embed" xlink:actuate="onLoad"/></draw:frame>. Derive the equation for the damped oscillartor by followin these steps:</text:p>
      <text:p text:style-name="Standard"/>
      <text:p text:style-name="Standard">(a) Set up Newton’s second law (the equation of motion):</text:p>
      <text:p text:style-name="Standard"/>
      <text:p text:style-name="P15"><draw:frame draw:style-name="a1" text:anchor-type="as-char" svg:x="0in" svg:y="0in" svg:width="1.77083in" svg:height="0.19792in" style:rel-width="scale" style:rel-height="scale"><draw:object xlink:href="Object 2/" xlink:type="simple" xlink:show="embed" xlink:actuate="onLoad"/></draw:frame></text:p>
      <text:p text:style-name="Standard"/>
      <text:p text:style-name="Standard">(b) Solve for x(t) (remember this is a differential equation, and hence x is a function of time. Hint:<text:s/>assume that x takes the form<text:s/><draw:frame draw:style-name="a2" text:anchor-type="as-char" svg:x="0in" svg:y="0in" svg:width="0.86458in" svg:height="0.20833in" style:rel-width="scale" style:rel-height="scale"><draw:object xlink:href="Object 3/" xlink:type="simple" xlink:show="embed" xlink:actuate="onLoad"/></draw:frame><text:s/>and solve for<text:s/><draw:frame draw:style-name="a3" text:anchor-type="as-char" svg:x="0in" svg:y="0in" svg:width="0.125in" svg:height="0.19792in" style:rel-width="scale" style:rel-height="scale"><draw:object xlink:href="Object 4/" xlink:type="simple" xlink:show="embed" xlink:actuate="onLoad"/></draw:frame>.</text:p>
      <text:p text:style-name="Standard"/>
      <text:p text:style-name="Standard">Hint: The quadratic formula is<text:s/><draw:frame draw:style-name="a4" text:anchor-type="as-char" svg:x="0in" svg:y="0in" svg:width="1.46875in" svg:height="0.42708in" style:rel-width="scale" style:rel-height="scale"><draw:object xlink:href="Object 5/" xlink:type="simple" xlink:show="embed" xlink:actuate="onLoad"/></draw:frame><text:s/>where the quadratic equation is<text:s/><draw:frame draw:style-name="a5" text:anchor-type="as-char" svg:x="0in" svg:y="0in" svg:width="1.23958in" svg:height="0.19792in" style:rel-width="scale" style:rel-height="scale"><draw:object xlink:href="Object 6/" xlink:type="simple" xlink:show="embed" xlink:actuate="onLoad"/></draw:frame></text:p>
      <text:p text:style-name="Standard"/>
      <text:p text:style-name="Standard">You have to show that<text:s/><draw:frame draw:style-name="a6" text:anchor-type="as-char" svg:x="0in" svg:y="0in" svg:width="1.78125in" svg:height="0.59375in" style:rel-width="scale" style:rel-height="scale"><draw:object xlink:href="Object 7/" xlink:type="simple" xlink:show="embed" xlink:actuate="onLoad"/></draw:frame></text:p>
      <text:p text:style-name="Standard"/>
      <text:p text:style-name="Standard">(c) Consider that the car gets a kicked by a hole on the road of 0.05 m/s, and that<text:s/><text:s/>and<text:s/><draw:frame draw:style-name="a7" text:anchor-type="as-char" svg:x="0in" svg:y="0in" svg:width="0.79167in" svg:height="0.19792in" style:rel-width="scale" style:rel-height="scale"><draw:object xlink:href="Object 8/" xlink:type="simple" xlink:show="embed" xlink:actuate="onLoad"/></draw:frame>. Moreover, the mass of the car is 2000 kg. Will the car successfully damp the effects of the hole or will it be too rigid? Or will it be too bouncy afterward?</text:p>
      <text:p text:style-name="Standard"/>
      <text:p text:style-name="P16">Problem 2</text:p>
      <text:p text:style-name="P17"/>
      <text:p text:style-name="Standard">Consider a simple harmonic oscillator whose motion is described by:</text:p>
      <text:p text:style-name="Standard"/>
      <text:p text:style-name="P18"><draw:frame draw:style-name="a8" text:anchor-type="as-char" svg:x="0in" svg:y="0in" svg:width="2.32292in" svg:height="0.20833in" style:rel-width="scale" style:rel-height="scale"><draw:object xlink:href="Object 9/" xlink:type="simple" xlink:show="embed" xlink:actuate="onLoad"/></draw:frame></text:p>
      <text:p text:style-name="Standard"/>
      <text:p text:style-name="Standard">Where 3 and 4 are in meters, and 5 in 1/seconds. What are the physical amplitude and phase of the simple harmonic oscillator? (Hint: translate this into the trigonometric solution of the simple harmonic oscillator)</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PlaceholderText" style:display-name="Placeholder Text" style:family="text" style:parent-style-name="DefaultParagraphFont">
      <style:text-properties fo:color="#66666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Daniel Sega</dc:creator>
    <meta:creation-date>2024-12-11T11:21:00Z</meta:creation-date>
    <dc:date>2025-03-25T20:13:00Z</dc:date>
    <meta:print-date>2025-03-25T13:51:00Z</meta:print-date>
    <meta:template xlink:href="Normal" xlink:type="simple"/>
    <meta:editing-cycles>11</meta:editing-cycles>
    <meta:editing-duration>PT50580S</meta:editing-duration>
    <meta:document-statistic meta:page-count="1" meta:paragraph-count="3" meta:word-count="276" meta:character-count="1847" meta:row-count="13" meta:non-whitespace-character-count="1574"/>
  </office:meta>
</office:document-meta>
</file>

<file path=Object 1/content.xml><?xml version="1.0" encoding="utf-8"?>
<mml:math xmlns:mml="http://www.w3.org/1998/Math/MathML" xmlns:m="http://schemas.openxmlformats.org/officeDocument/2006/math">
  <mml:mi>α</mml:mi>
</mml:math>
</file>

<file path=Object 2/content.xml><?xml version="1.0" encoding="utf-8"?>
<mml:math xmlns:mml="http://www.w3.org/1998/Math/MathML" xmlns:m="http://schemas.openxmlformats.org/officeDocument/2006/math">
  <mml:mi>m</mml:mi>
  <mml:mover accent="true">
    <mml:mrow>
      <mml:mi>x</mml:mi>
    </mml:mrow>
    <mml:mo>¨</mml:mo>
  </mml:mover>
  <mml:mo>(</mml:mo>
  <mml:mi>t</mml:mi>
  <mml:mo>)</mml:mo>
  <mml:mo>=</mml:mo>
  <mml:mo>-</mml:mo>
  <mml:mi>k</mml:mi>
  <mml:mi>x</mml:mi>
  <mml:mo>(</mml:mo>
  <mml:mi>t</mml:mi>
  <mml:mo>)</mml:mo>
  <mml:mo>-</mml:mo>
  <mml:mi>γ</mml:mi>
  <mml:mover accent="true">
    <mml:mrow>
      <mml:mi>x</mml:mi>
    </mml:mrow>
    <mml:mo>˙</mml:mo>
  </mml:mover>
  <mml:mo>(</mml:mo>
  <mml:mi>t</mml:mi>
  <mml:mo>)</mml:mo>
</mml:math>
</file>

<file path=Object 3/content.xml><?xml version="1.0" encoding="utf-8"?>
<mml:math xmlns:mml="http://www.w3.org/1998/Math/MathML" xmlns:m="http://schemas.openxmlformats.org/officeDocument/2006/math">
  <mml:mi>x</mml:mi>
  <mml:mo>=</mml:mo>
  <mml:mi>A</mml:mi>
  <mml:mi>*</mml:mi>
  <mml:msup>
    <mml:mrow>
      <mml:mi>e</mml:mi>
    </mml:mrow>
    <mml:mrow>
      <mml:mi>i</mml:mi>
      <mml:mi>ω</mml:mi>
      <mml:mi>t</mml:mi>
    </mml:mrow>
  </mml:msup>
</mml:math>
</file>

<file path=Object 4/content.xml><?xml version="1.0" encoding="utf-8"?>
<mml:math xmlns:mml="http://www.w3.org/1998/Math/MathML" xmlns:m="http://schemas.openxmlformats.org/officeDocument/2006/math">
  <mml:mi>ω</mml:mi>
</mml:math>
</file>

<file path=Object 5/content.xml><?xml version="1.0" encoding="utf-8"?>
<mml:math xmlns:mml="http://www.w3.org/1998/Math/MathML" xmlns:m="http://schemas.openxmlformats.org/officeDocument/2006/math">
  <mml:mi>x</mml:mi>
  <mml:mo>=</mml:mo>
  <mml:mfrac>
    <mml:mrow>
      <mml:mo>-</mml:mo>
      <mml:mi>b</mml:mi>
    </mml:mrow>
    <mml:mrow>
      <mml:mn>2</mml:mn>
      <mml:mi>a</mml:mi>
    </mml:mrow>
  </mml:mfrac>
  <mml:mo>±</mml:mo>
  <mml:mfrac>
    <mml:mrow>
      <mml:msqrt>
        <mml:msup>
          <mml:mrow>
            <mml:mi>b</mml:mi>
          </mml:mrow>
          <mml:mrow>
            <mml:mn>2</mml:mn>
          </mml:mrow>
        </mml:msup>
        <mml:mo>-</mml:mo>
        <mml:mn>4</mml:mn>
        <mml:mi>a</mml:mi>
        <mml:mi>c</mml:mi>
      </mml:msqrt>
    </mml:mrow>
    <mml:mrow>
      <mml:mn>2</mml:mn>
      <mml:mi>a</mml:mi>
    </mml:mrow>
  </mml:mfrac>
</mml:math>
</file>

<file path=Object 6/content.xml><?xml version="1.0" encoding="utf-8"?>
<mml:math xmlns:mml="http://www.w3.org/1998/Math/MathML" xmlns:m="http://schemas.openxmlformats.org/officeDocument/2006/math">
  <mml:msup>
    <mml:mrow>
      <mml:mi>a</mml:mi>
      <mml:mi>x</mml:mi>
    </mml:mrow>
    <mml:mrow>
      <mml:mn>2</mml:mn>
    </mml:mrow>
  </mml:msup>
  <mml:mo>+</mml:mo>
  <mml:mi>b</mml:mi>
  <mml:mi>x</mml:mi>
  <mml:mo>+</mml:mo>
  <mml:mi>c</mml:mi>
  <mml:mo>=</mml:mo>
  <mml:mn>0</mml:mn>
</mml:math>
</file>

<file path=Object 7/content.xml><?xml version="1.0" encoding="utf-8"?>
<mml:math xmlns:mml="http://www.w3.org/1998/Math/MathML" xmlns:m="http://schemas.openxmlformats.org/officeDocument/2006/math">
  <mml:mi>ω</mml:mi>
  <mml:mo>=</mml:mo>
  <mml:mi>i</mml:mi>
  <mml:mfrac>
    <mml:mrow>
      <mml:mi>γ</mml:mi>
    </mml:mrow>
    <mml:mrow>
      <mml:mn>2</mml:mn>
      <mml:mi>m</mml:mi>
    </mml:mrow>
  </mml:mfrac>
  <mml:mo>∓</mml:mo>
  <mml:msqrt>
    <mml:mfrac>
      <mml:mrow>
        <mml:mi>k</mml:mi>
      </mml:mrow>
      <mml:mrow>
        <mml:mi>m</mml:mi>
      </mml:mrow>
    </mml:mfrac>
    <mml:mo>-</mml:mo>
    <mml:msup>
      <mml:mrow>
        <mml:mo>(</mml:mo>
        <mml:mfrac>
          <mml:mrow>
            <mml:mi>γ</mml:mi>
          </mml:mrow>
          <mml:mrow>
            <mml:mn>2</mml:mn>
            <mml:mi>m</mml:mi>
          </mml:mrow>
        </mml:mfrac>
        <mml:mo>)</mml:mo>
      </mml:mrow>
      <mml:mrow>
        <mml:mn>2</mml:mn>
      </mml:mrow>
    </mml:msup>
  </mml:msqrt>
</mml:math>
</file>

<file path=Object 8/content.xml><?xml version="1.0" encoding="utf-8"?>
<mml:math xmlns:mml="http://www.w3.org/1998/Math/MathML" xmlns:m="http://schemas.openxmlformats.org/officeDocument/2006/math">
  <mml:mi>k</mml:mi>
  <mml:mo>=</mml:mo>
  <mml:mn>1</mml:mn>
  <mml:mrow>
    <mml:mrow>
      <mml:mi>N</mml:mi>
    </mml:mrow>
    <mml:mo>/</mml:mo>
    <mml:mrow>
      <mml:mi>m</mml:mi>
    </mml:mrow>
  </mml:mrow>
</mml:math>
</file>

<file path=Object 9/content.xml><?xml version="1.0" encoding="utf-8"?>
<mml:math xmlns:mml="http://www.w3.org/1998/Math/MathML" xmlns:m="http://schemas.openxmlformats.org/officeDocument/2006/math">
  <mml:mi>x</mml:mi>
  <mml:mo>=</mml:mo>
  <mml:mfenced separators="|">
    <mml:mrow>
      <mml:mn>3</mml:mn>
      <mml:mo>-</mml:mo>
      <mml:mn>4</mml:mn>
      <mml:mi>i</mml:mi>
    </mml:mrow>
  </mml:mfenced>
  <mml:msup>
    <mml:mrow>
      <mml:mi>e</mml:mi>
    </mml:mrow>
    <mml:mrow>
      <mml:mi>i</mml:mi>
      <mml:mn>5</mml:mn>
      <mml:mi>t</mml:mi>
    </mml:mrow>
  </mml:msup>
  <mml:mo>+</mml:mo>
  <mml:mi> </mml:mi>
  <mml:mo>(</mml:mo>
  <mml:mn>3</mml:mn>
  <mml:mo>+</mml:mo>
  <mml:mn>4</mml:mn>
  <mml:mi>i</mml:mi>
  <mml:mo>)</mml:mo>
  <mml:msup>
    <mml:mrow>
      <mml:mi>e</mml:mi>
    </mml:mrow>
    <mml:mrow>
      <mml:mo>-</mml:mo>
      <mml:mi>i</mml:mi>
      <mml:mn>5</mml:mn>
      <mml:mi>t</mml:mi>
    </mml:mrow>
  </mml:msup>
</mml:math>
</file>